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Numbering_20_1"/>
    <style:style style:name="P2" style:family="paragraph" style:parent-style-name="Heading_20_2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actació de transport especial</text:p>
      <text:p text:style-name="Text_20_body">A continuació presentem tot el procés d'analisi seguit en el desenvolupament del cas d'ús de contractació de transport especial.</text:p>
      <text:p text:style-name="Text_20_body">El cas d'ús de cancel·lar comanda, té com a objectiu principal la contractació d'un transport especial alie a la pròpia empresa. Per a la contractació d'aquest transport el sistema tindrà que realitzar una connexió amb un sistema extern a través del qual realitzarà el lloguer del nou vehicle. Un cop aquest lloguer hagi set acceptat per l'empresa externa, el sistema s'encarregarà de crear les noves instàncies que <text:s/>corresponen a la creació d'un nou vehicle.</text:p>
      <text:p text:style-name="Text_20_body">Així doncs a continuació presentem la descripció dels curs típic d'esdeveniments amb el que realitzem una acurada descripció de quin serà el desenvolupament concret del cas d'´ús, el diagrama de seqüència actor-sistema amb el que mostrem la relació entre l'usuari i el sistema, i per últim el diagrama de seqüència d'analisi en el que mostrem en una primera representació quines seran les crides entre els diferents elements del sistema.</text:p>
      <text:p text:style-name="Heading_20_3">Descripció del curs típic d'esdeveniments</text:p>
      <text:h text:style-name="Heading_20_4" text:outline-level="4">Actors</text:h>
      <text:p text:style-name="Text_20_body">Gestor de comandes</text:p>
      <text:h text:style-name="Heading_20_4" text:outline-level="4">Precondicions</text:h>
      <text:p text:style-name="Text_20_body">El gestor de comandes es troba registrat al sistema</text:p>
      <text:p text:style-name="Text_20_body">El gestor de transports es troba identificat al sistema i selecciona la opció de contractar un transport especial</text:p>
      <text:h text:style-name="Heading_20_4" text:outline-level="4">Fluxe principal</text:h>
      <text:list text:style-name="Numbering_20_1">
        <text:list-item>
          <text:p text:style-name="P1">L’usuari introdueix la informació del tipus de vehicle que vol contractar, així com les dates en que es vol realitzar la contractació</text:p>
        </text:list-item>
        <text:list-item>
          <text:p text:style-name="P1">El sistema mostra el llistat de totes les possibilitats que de contractació existents amb les característiques introduides al sistema.</text:p>
        </text:list-item>
        <text:list-item>
          <text:p text:style-name="P1">L’usuari selecciona l’opció que li pareix millor.</text:p>
        </text:list-item>
        <text:list-item>
          <text:p text:style-name="P1">El sistema li demana una confirmació per a llogar aquell vehicle</text:p>
        </text:list-item>
        <text:list-item>
          <text:p text:style-name="P1">L’usuari confirma la contractació</text:p>
        </text:list-item>
      </text:list>
      <text:h text:style-name="Heading_20_4" text:outline-level="4">Fluxe alternatius</text:h>
      <text:h text:style-name="Heading_20_5" text:outline-level="5">Error de connexió amb el sistema</text:h>
      <text:list text:style-name="Numbering_20_1">
        <text:list-item text:start-value="1">
          <text:p text:style-name="P1">El sistema informa a l’usuari que s’ha produït un error de connexió amb el sistema extern</text:p>
        </text:list-item>
        <text:list-item>
          <text:p text:style-name="P1">Acaba el cas d’ús</text:p>
        </text:list-item>
      </text:list>
      <text:h text:style-name="Heading_20_5" text:outline-level="5">Falten dades</text:h>
      <text:list text:style-name="Numbering_20_1">
        <text:list-item text:start-value="1">
          <text:p text:style-name="P1">El sistema informa a l’usuari que les dades introduides no estan completes</text:p>
        </text:list-item>
        <text:list-item>
          <text:p text:style-name="P1">Torna al pas 1 del fluxe principal</text:p>
        </text:list-item>
      </text:list>
      <text:h text:style-name="Heading_20_5" text:outline-level="5"><text:soft-page-break/>Petició no disponible</text:h>
      <text:list text:style-name="Numbering_20_1">
        <text:list-item text:start-value="1">
          <text:p text:style-name="P1">El sistema informa a l’usuari que la petició que és vol contractar ja no es troba disponible.</text:p>
        </text:list-item>
        <text:list-item>
          <text:p text:style-name="P1">Torna al pas 4 del fluxe princip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04:44</dc:date>
    <dc:language>es-ES</dc:language>
    <meta:editing-cycles>13</meta:editing-cycles>
    <meta:editing-duration>PT1H56M5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0" meta:object-count="0" meta:page-count="2" meta:paragraph-count="26" meta:word-count="346" meta:character-count="2151"/>
  </office:meta>
</office:document-meta>
</file>